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500000334F2B0D2F42FA94ECA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B10000023E55839169C5DED0C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883cm"/>
      <style:paragraph-properties style:writing-mode="lr-tb"/>
    </style:style>
    <style:style style:name="pr2" style:family="presentation" style:parent-style-name="Default-title">
      <style:graphic-properties draw:fill-color="#000000" fo:min-height="3.30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8pt" fo:font-weight="bold" style:font-size-asian="48pt" style:font-weight-asian="bold" style:font-size-complex="48pt" style:font-weight-complex="600"/>
    </style:style>
    <style:style style:name="T3" style:family="text">
      <style:text-properties fo:color="#000000" fo:font-size="44pt" fo:font-weight="bold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6.659cm" svg:y="17.01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3.83cm" svg:y="15.748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5.146cm" svg:height="2.883cm" svg:x="0.762cm" svg:y="0.673cm" presentation:class="title" presentation:user-transformed="true">
          <draw:text-box>
            <text:p text:style-name="P2"><text:span text:style-name="T1">MECATRÓNICA</text:span></text:p>
          </draw:text-box>
        </draw:frame>
        <draw:frame presentation:style-name="pr2" draw:text-style-name="P4" draw:layer="layout" svg:width="22.86cm" svg:height="3.785cm" svg:x="2.286cm" svg:y="3.556cm" presentation:class="title" presentation:user-transformed="true">
          <draw:text-box>
            <text:p text:style-name="P2"><text:span text:style-name="T2">PRÁCTICA:</text:span><text:span text:style-name="T2"><text:line-break/></text:span><text:span text:style-name="T2">Diseño 3D. FreeCAD</text:span><text:span text:style-name="T3"> </text:span></text:p>
          </draw:text-box>
        </draw:frame>
        <draw:frame draw:style-name="gr2" draw:text-style-name="P2" draw:layer="layout" svg:width="4.253cm" svg:height="4.013cm" svg:x="7.939cm" svg:y="9.703cm">
          <draw:image xlink:href="Pictures/100000000000036500000334F2B0D2F42FA94ECA.png" xlink:type="simple" xlink:show="embed" xlink:actuate="onLoad" loext:mime-type="image/png">
            <text:p/>
          </draw:image>
        </draw:frame>
        <draw:frame draw:style-name="gr2" draw:text-style-name="P2" draw:layer="layout" svg:width="6.096cm" svg:height="8.082cm" svg:x="15.24cm" svg:y="7.874cm">
          <draw:image xlink:href="Pictures/10000000000001B10000023E55839169C5DED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0-05T09:04:08.178408381</dc:date>
    <meta:editing-duration>P7DT21H29M58S</meta:editing-duration>
    <meta:editing-cycles>504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